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ón: 0.1.2</text:p>
      <text:p text:style-name="P1">Lanzar Servidor</text:p>
      <text:p text:style-name="P1"/>
      <text:p text:style-name="P1">Desde la linea de comandos lanzamos el servidor que trae por defecto php a traves de la interface artisan que se instala con laravel, situandonos en la carpeta del proyecto, ejecutando el comando <text:span text:style-name="T1">php artisan serve</text:span> y se acedera desde el navegador accediendo a <text:a xlink:type="simple" xlink:href="http://localhost:8080/" text:style-name="Internet_20_link" text:visited-style-name="Visited_20_Internet_20_Link"><text:span text:style-name="T1">http://localhost:8080/</text:span></text:a><text:span text:style-name="T1"> </text:span>se abrira la pagina wed de lara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3</meta:editing-cycles>
    <meta:generator>OpenOffice/4.1.7$Win32 OpenOffice.org_project/417m1$Build-9800</meta:generator>
    <dc:date>2020-09-08T11:40:54.30</dc:date>
    <meta:document-statistic meta:table-count="0" meta:image-count="0" meta:object-count="0" meta:page-count="1" meta:paragraph-count="3" meta:word-count="56" meta:character-count="346"/>
    <meta:user-defined meta:name="Info 1"/>
    <meta:user-defined meta:name="Info 2"/>
    <meta:user-defined meta:name="Info 3"/>
    <meta:user-defined meta:name="Info 4"/>
  </office:meta>
</office:document-meta>
</file>